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5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cm" svg:y1="11.7cm" svg:x2="3.41cm" svg:y2="1.997cm">
          <text:p/>
        </draw:line>
        <draw:line draw:style-name="gr1" draw:text-style-name="P1" draw:layer="layout" svg:x1="2.778cm" svg:y1="11.139cm" svg:x2="16.367cm" svg:y2="11.139cm">
          <text:p/>
        </draw:line>
        <draw:custom-shape draw:style-name="gr2" draw:text-style-name="P1" draw:layer="layout" svg:width="0.221cm" svg:height="0.221cm" svg:x="6.59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6.59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0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591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591cm" svg:y="3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092cm" svg:y="3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6.59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6.59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7.0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7.591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591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8.092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8.092cm" svg:y="8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09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09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5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5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1.09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1.091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592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592cm" svg:y="3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9.09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09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9.5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091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1.091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svg:x="10.592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svg:x="10.592cm" svg:y="8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1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2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3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4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4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5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2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1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11.961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11.58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6.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6.9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21cm" svg:height="0.221cm" draw:transform="rotate (-1.5707963267949) translate (6.161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8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21cm" svg:height="0.221cm" draw:transform="rotate (-1.5707963267949) translate (6.58cm 7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815cm" svg:height="0.963cm" svg:x="16.367cm" svg:y="10.652cm">
          <draw:text-box>
            <text:p>x</text:p>
          </draw:text-box>
        </draw:frame>
        <draw:frame draw:style-name="gr4" draw:layer="layout" svg:width="0.811cm" svg:height="0.963cm" svg:x="2.968cm" svg:y="1.053cm">
          <draw:text-box>
            <text:p>y</text:p>
          </draw:text-box>
        </draw:frame>
        <draw:custom-shape draw:style-name="gr5" draw:text-style-name="P1" draw:layer="layout" svg:width="5.8cm" svg:height="5.815cm" svg:x="6.054cm" svg:y="3.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89cm" svg:height="5.008cm" svg:x="6.482cm" svg:y="3.81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cm" svg:y1="11.147cm" svg:x2="12.872cm" svg:y2="5.583cm">
          <text:p/>
        </draw:line>
        <draw:frame draw:style-name="gr4" draw:layer="layout" svg:width="0.853cm" svg:height="0.963cm" svg:x="12.867cm" svg:y="5.053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5-11-20T01:22:14.045000000</dc:date>
    <meta:editing-duration>PT32M7S</meta:editing-duration>
    <meta:editing-cycles>15</meta:editing-cycles>
    <meta:generator>LibreOffice/4.1.3.2$Windows_x86 LibreOffice_project/70feb7d99726f064edab4605a8ab840c50ec57a</meta:generator>
    <meta:document-statistic meta:object-count="64"/>
  </office:meta>
</office:document-meta>
</file>